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officeooo:paragraph-rsid="000bc86d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bc86d"/>
    </style:style>
    <style:style style:name="P4" style:family="paragraph" style:parent-style-name="Preformatted_20_Text">
      <style:text-properties officeooo:paragraph-rsid="000bc86d"/>
    </style:style>
    <style:style style:name="P5" style:family="paragraph" style:parent-style-name="Preformatted_20_Text">
      <style:text-properties fo:color="#697070" loext:opacity="100%" fo:font-weight="normal"/>
    </style:style>
    <style:style style:name="P6" style:family="paragraph" style:parent-style-name="Preformatted_20_Text">
      <style:paragraph-properties fo:margin-top="0cm" fo:margin-bottom="0.499cm" style:contextual-spacing="false"/>
      <style:text-properties fo:color="#697070" loext:opacity="100%" fo:font-weight="normal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0c6f30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0e3d4f"/>
    </style:style>
    <style:style style:name="P9" style:family="paragraph" style:parent-style-name="Preformatted_20_Text">
      <style:text-properties fo:color="#1f7199" loext:opacity="100%" fo:font-weight="normal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103ad6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114d38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1255ce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136d73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14bd88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166858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bc86d" officeooo:paragraph-rsid="000bc86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7b6d9" officeooo:paragraph-rsid="0017b6d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1pt" fo:font-weight="bold" officeooo:rsid="000bc86d" officeooo:paragraph-rsid="000bc86d" style:font-size-asian="21pt" style:font-weight-asian="bold" style:font-size-complex="2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0bc86d" officeooo:paragraph-rsid="000bc86d" style:font-size-asian="15pt" style:font-weight-asian="bold" style:font-size-complex="1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monospace" fo:font-size="7.5pt" fo:font-style="normal" fo:font-weight="normal"/>
    </style:style>
    <style:style style:name="T4" style:family="text">
      <style:text-properties fo:font-variant="normal" fo:text-transform="none" fo:font-size="7pt" fo:font-style="normal" fo:font-weight="normal" style:font-size-asian="7pt" style:font-size-complex="7pt"/>
    </style:style>
    <style:style style:name="T5" style:family="text">
      <style:text-properties fo:font-size="10pt" fo:font-weight="normal" officeooo:rsid="000bc86d" style:font-size-asian="10pt" style:font-weight-asian="normal" style:font-size-complex="10pt" style:font-weight-complex="normal"/>
    </style:style>
    <style:style style:name="T6" style:family="text">
      <style:text-properties style:font-name="Liberation Serif" fo:font-size="15pt" fo:font-weight="bold" officeooo:rsid="000bc86d" style:font-size-asian="15pt" style:font-weight-asian="bold" style:font-size-complex="15pt" style:font-weight-complex="bold"/>
    </style:style>
    <style:style style:name="T7" style:family="text">
      <style:text-properties style:font-name="Liberation Serif" fo:font-size="15pt" fo:font-weight="bold" officeooo:rsid="000bc86d" style:font-size-asian="13.1000003814697pt" style:font-weight-asian="bold" style:font-size-complex="15pt" style:font-weight-complex="bold"/>
    </style:style>
    <style:style style:name="T8" style:family="text">
      <style:text-properties style:font-name="Liberation Serif" fo:font-size="15pt" fo:font-weight="bold" officeooo:rsid="000e3d4f" style:font-size-asian="13.1000003814697pt" style:font-weight-asian="bold" style:font-size-complex="15pt" style:font-weight-complex="bold"/>
    </style:style>
    <style:style style:name="T9" style:family="text">
      <style:text-properties style:font-name="Liberation Serif" fo:font-size="15pt" fo:font-weight="bold" officeooo:rsid="00103ad6" style:font-size-asian="13.1000003814697pt" style:font-weight-asian="bold" style:font-size-complex="15pt" style:font-weight-complex="bold"/>
    </style:style>
    <style:style style:name="T10" style:family="text">
      <style:text-properties style:font-name="Liberation Serif" fo:font-size="15pt" fo:font-weight="bold" officeooo:rsid="00114d38" style:font-size-asian="13.1000003814697pt" style:font-weight-asian="bold" style:font-size-complex="15pt" style:font-weight-complex="bold"/>
    </style:style>
    <style:style style:name="T11" style:family="text">
      <style:text-properties style:font-name="Liberation Serif" fo:font-size="15pt" fo:font-weight="bold" officeooo:rsid="001255ce" style:font-size-asian="13.1000003814697pt" style:font-weight-asian="bold" style:font-size-complex="15pt" style:font-weight-complex="bold"/>
    </style:style>
    <style:style style:name="T12" style:family="text">
      <style:text-properties style:font-name="Liberation Serif" fo:font-size="15pt" fo:font-weight="bold" officeooo:rsid="0014bd88" style:font-size-asian="13.1000003814697pt" style:font-weight-asian="bold" style:font-size-complex="15pt" style:font-weight-complex="bold"/>
    </style:style>
    <style:style style:name="T13" style:family="text">
      <style:text-properties style:font-name="Liberation Serif" fo:font-size="15pt" fo:font-weight="bold" officeooo:rsid="00166858" style:font-size-asian="13.1000003814697pt" style:font-weight-asian="bold" style:font-size-complex="15pt" style:font-weight-complex="bold"/>
    </style:style>
    <style:style style:name="T14" style:family="text">
      <style:text-properties style:font-name="Liberation Serif" fo:font-size="15pt" officeooo:rsid="000e3d4f" style:font-size-asian="13.1000003814697pt" style:font-size-complex="15pt"/>
    </style:style>
    <style:style style:name="T15" style:family="text">
      <style:text-properties style:font-name="Liberation Serif" fo:font-size="15pt" officeooo:rsid="0014bd88" style:font-size-asian="13.1000003814697pt" style:font-size-complex="15pt"/>
    </style:style>
    <style:style style:name="T16" style:family="text">
      <style:text-properties style:font-name="Liberation Serif" fo:font-size="15pt" fo:font-weight="normal" officeooo:rsid="000e3d4f" style:font-size-asian="13.1000003814697pt" style:font-weight-asian="normal" style:font-size-complex="15pt" style:font-weight-complex="normal"/>
    </style:style>
    <style:style style:name="T17" style:family="text">
      <style:text-properties style:font-name="Liberation Serif" fo:font-size="15pt" fo:font-weight="normal" officeooo:rsid="0014bd88" style:font-size-asian="13.1000003814697pt" style:font-weight-asian="normal" style:font-size-complex="15pt" style:font-weight-complex="normal"/>
    </style:style>
    <style:style style:name="T18" style:family="text">
      <style:text-properties style:font-name="Liberation Serif" fo:font-weight="normal" officeooo:rsid="0014bd88" style:font-weight-asian="normal" style:font-weight-complex="normal"/>
    </style:style>
    <style:style style:name="T19" style:family="text">
      <style:text-properties style:font-name="Liberation Serif" fo:font-size="14pt" fo:font-weight="normal" officeooo:rsid="0014bd88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font-style="italic" fo:font-weight="normal" officeooo:rsid="0014bd88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5pt" fo:font-weight="bold" officeooo:rsid="00114d38" style:font-size-asian="13.1000003814697pt" style:font-weight-asian="bold" style:font-size-complex="15pt" style:font-weight-complex="bold"/>
    </style:style>
    <style:style style:name="T22" style:family="text">
      <style:text-properties fo:color="#444444" loext:opacity="100%" fo:font-weight="bold"/>
    </style:style>
    <style:style style:name="T23" style:family="text">
      <style:text-properties fo:color="#444444" loext:opacity="100%" fo:font-weight="normal"/>
    </style:style>
    <style:style style:name="T24" style:family="text">
      <style:text-properties fo:color="#880000" loext:opacity="100%"/>
    </style:style>
    <style:style style:name="T25" style:family="text">
      <style:text-properties fo:color="#880000" loext:opacity="100%" fo:font-weight="bold"/>
    </style:style>
    <style:style style:name="T26" style:family="text">
      <style:text-properties fo:color="#880000" loext:opacity="100%" fo:font-weight="normal"/>
    </style:style>
    <style:style style:name="T27" style:family="text">
      <style:text-properties fo:color="#397300" loext:opacity="100%" fo:font-weight="normal"/>
    </style:style>
    <style:style style:name="T28" style:family="text">
      <style:text-properties fo:color="#697070" loext:opacity="100%" fo:font-weight="normal"/>
    </style:style>
    <style:style style:name="T29" style:family="text">
      <style:text-properties fo:color="#1f7199" loext:opacity="100%" fo:font-weight="normal"/>
    </style:style>
    <style:style style:name="T30" style:family="text">
      <style:text-properties fo:color="#1f7199" loext:opacity="100%" fo:font-weight="bold"/>
    </style:style>
    <style:style style:name="T31" style:family="text">
      <style:text-properties fo:color="#669955" loext:opacity="100%" fo:font-weight="normal"/>
    </style:style>
    <style:style style:name="T32" style:family="text">
      <style:text-properties fo:font-style="italic" style:font-style-asian="italic" style:font-style-complex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Unit-тестирование проекта «Calculator»</text:p>
      <text:p text:style-name="P16"><text:span text:style-name="T32">Введение</text:span>:</text:p>
      <text:p text:style-name="P16">Для unit-тестирования проекта "Calculator" был использован фреймворк Qt Test. Данный фреймворк предоставляет инструменты для написания и запуска тестов в проектах, разработанных с использованием Qt.</text:p>
      <text:p text:style-name="P17"/>
      <text:p text:style-name="P19">Unittests.pro</text:p>
      <text:p text:style-name="P2"><text:span text:style-name="Source_20_Text"><text:span text:style-name="T3"/></text:span></text:p>
      <text:section text:style-name="Sect1" text:name="Раздел2">
        <text:p text:style-name="P4"><text:bookmark text:name="preview"/><text:bookmark text:name="codeOutput"/><text:span text:style-name="Source_20_Text">TEMPLATE = subdirs </text:span></text:p>
        <text:p text:style-name="Preformatted_20_Text"><text:span text:style-name="Source_20_Text">SUBDIRS += \</text:span></text:p>
        <text:p text:style-name="Preformatted_20_Text"><text:span text:style-name="Source_20_Text"><text:s text:c="4"/>TestCalculator \</text:span></text:p>
        <text:p text:style-name="P1"><text:span text:style-name="Source_20_Text"><text:s text:c="4"/>TestIntBitset</text:span></text:p>
      </text:section>
      <text:p text:style-name="P2"><text:span text:style-name="Source_20_Text"><text:span text:style-name="T4"/></text:span></text:p>
      <text:p text:style-name="P7"><text:span text:style-name="Source_20_Text"><text:span text:style-name="T6">TestCalculator.pro</text:span></text:span></text:p>
      <text:p text:style-name="P7"><text:span text:style-name="Source_20_Text"/></text:p>
      <text:section text:style-name="Sect1" text:name="Раздел1">
        <text:p text:style-name="P7"><text:bookmark text:name="preview1"/><text:bookmark text:name="codeOutput31"/><text:span text:style-name="Source_20_Text">QT += testlib</text:span></text:p>
        <text:p text:style-name="Preformatted_20_Text"><text:span text:style-name="Source_20_Text">QT -= gui</text:span></text:p>
        <text:p text:style-name="Preformatted_20_Text"/>
        <text:p text:style-name="Preformatted_20_Text"><text:span text:style-name="Source_20_Text">CONFIG += qt console warn_on depend_includepath testcase</text:span></text:p>
        <text:p text:style-name="Preformatted_20_Text"><text:span text:style-name="Source_20_Text">CONFIG -= app_bundle</text:span></text:p>
        <text:p text:style-name="Preformatted_20_Text"/>
        <text:p text:style-name="Preformatted_20_Text"><text:span text:style-name="Source_20_Text">TEMPLATE = app</text:span></text:p>
        <text:p text:style-name="Preformatted_20_Text"/>
        <text:p text:style-name="Preformatted_20_Text"><text:span text:style-name="Source_20_Text">SOURCES += \ </text:span></text:p>
        <text:p text:style-name="Preformatted_20_Text"><text:span text:style-name="Source_20_Text"><text:s text:c="4"/>TestCalculator.cpp</text:span></text:p>
        <text:p text:style-name="Preformatted_20_Text"/>
        <text:p text:style-name="Preformatted_20_Text"><text:span text:style-name="Source_20_Text">HEADERS += \</text:span></text:p>
        <text:p text:style-name="Preformatted_20_Text"><text:span text:style-name="Source_20_Text"><text:s text:c="4"/>Calculator.h \</text:span></text:p>
        <text:p text:style-name="P1"><text:span text:style-name="Source_20_Text"><text:s text:c="4"/>TestCalculator.h</text:span></text:p>
      </text:section>
      <text:p text:style-name="P3"><text:span text:style-name="Source_20_Text"><text:span text:style-name="T5"/></text:span></text:p>
      <text:p text:style-name="P3"><text:span text:style-name="Source_20_Text"><text:span text:style-name="T7">Calculator.h</text:span></text:span></text:p>
      <text:section text:style-name="Sect1" text:name="preview">
        <text:p text:style-name="Preformatted_20_Text"><text:span text:style-name="Source_20_Text"><text:span text:style-name="T22">class</text:span></text:span><text:span text:style-name="Source_20_Text"> </text:span><text:span text:style-name="Source_20_Text"><text:span text:style-name="T25">Calculator</text:span></text:span></text:p>
        <text:p text:style-name="Preformatted_20_Text"><text:span text:style-name="Source_20_Text">{</text:span></text:p>
        <text:p text:style-name="Preformatted_20_Text"><text:span text:style-name="Source_20_Text"><text:span text:style-name="T22">public</text:span></text:span><text:span text:style-name="Source_20_Text">:</text:span></text:p>
        <text:p text:style-name="Preformatted_20_Text"><text:span text:style-name="Source_20_Text"><text:s text:c="4"/></text:span><text:span text:style-name="Source_20_Text"><text:span text:style-name="T27">Calculator</text:span></text:span><text:span text:style-name="Source_20_Text">(</text:span><text:span text:style-name="Source_20_Text"><text:span text:style-name="T26">int</text:span></text:span><text:span text:style-name="Source_20_Text"> a = </text:span><text:span text:style-name="Source_20_Text"><text:span text:style-name="T26">0</text:span></text:span><text:span text:style-name="Source_20_Text">, </text:span><text:span text:style-name="Source_20_Text"><text:span text:style-name="T26">int</text:span></text:span><text:span text:style-name="Source_20_Text"> b = </text:span><text:span text:style-name="Source_20_Text"><text:span text:style-name="T26">0</text:span></text:span><text:span text:style-name="Source_20_Text">) : </text:span><text:span text:style-name="Source_20_Text"><text:span text:style-name="T27">mA</text:span></text:span><text:span text:style-name="Source_20_Text">(a), </text:span><text:span text:style-name="Source_20_Text"><text:span text:style-name="T27">mB</text:span></text:span><text:span text:style-name="Source_20_Text">(b) { }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GetA</text:span></text:span><text:span text:style-name="Source_20_Text"><text:span text:style-name="T23">() </text:span></text:span><text:span text:style-name="Source_20_Text"><text:span text:style-name="T26">const</text:span></text:span><text:span text:style-name="Source_20_Text"><text:span text:style-name="T23"> </text:span></text:span><text:span text:style-name="Source_20_Text">{ </text:span><text:span text:style-name="Source_20_Text"><text:span text:style-name="T22">return</text:span></text:span><text:span text:style-name="Source_20_Text"> mA; }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SetA</text:span></text:span><text:span text:style-name="Source_20_Text"><text:span text:style-name="T23">(</text:span></text:span><text:span text:style-name="Source_20_Text"><text:span text:style-name="T26">int</text:span></text:span><text:span text:style-name="Source_20_Text"><text:span text:style-name="T23"> a) </text:span></text:span><text:span text:style-name="Source_20_Text">{ mA = a; }</text:span></text:p>
        <text:p text:style-name="Preformatted_20_Text"><text:span text:style-name="Source_20_Text"><text:s text:c="4"/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GetB</text:span></text:span><text:span text:style-name="Source_20_Text"><text:span text:style-name="T23">() </text:span></text:span><text:span text:style-name="Source_20_Text"><text:span text:style-name="T26">const</text:span></text:span><text:span text:style-name="Source_20_Text"><text:span text:style-name="T23"> </text:span></text:span><text:span text:style-name="Source_20_Text">{ </text:span><text:span text:style-name="Source_20_Text"><text:span text:style-name="T22">return</text:span></text:span><text:span text:style-name="Source_20_Text"> mB; }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SetB</text:span></text:span><text:span text:style-name="Source_20_Text"><text:span text:style-name="T23">(</text:span></text:span><text:span text:style-name="Source_20_Text"><text:span text:style-name="T26">int</text:span></text:span><text:span text:style-name="Source_20_Text"><text:span text:style-name="T23"> b) </text:span></text:span><text:span text:style-name="Source_20_Text">{ mB = b; }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Sum</text:span></text:span><text:span text:style-name="Source_20_Text"><text:span text:style-name="T23">() </text:span></text:span><text:span text:style-name="Source_20_Text"><text:span text:style-name="T26">const</text:span></text:span><text:span text:style-name="Source_20_Text"><text:span text:style-name="T23"> </text:span></text:span><text:span text:style-name="Source_20_Text">{ </text:span><text:span text:style-name="Source_20_Text"><text:span text:style-name="T22">return</text:span></text:span><text:span text:style-name="Source_20_Text"> mA + mB; }</text:span></text:p>
        <text:p text:style-name="Preformatted_20_Text"><text:span text:style-name="Source_20_Text"><text:s text:c="4"/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Diff</text:span></text:span><text:span text:style-name="Source_20_Text"><text:span text:style-name="T23">() </text:span></text:span><text:span text:style-name="Source_20_Text"><text:span text:style-name="T26">const</text:span></text:span><text:span text:style-name="Source_20_Text"><text:span text:style-name="T23"> </text:span></text:span><text:span text:style-name="Source_20_Text">{ </text:span><text:span text:style-name="Source_20_Text"><text:span text:style-name="T22">return</text:span></text:span><text:span text:style-name="Source_20_Text"> mA - mB; }</text:span></text:p>
        <text:p text:style-name="Preformatted_20_Text"><text:span text:style-name="Source_20_Text"><text:s text:c="4"/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Mult</text:span></text:span><text:span text:style-name="Source_20_Text"><text:span text:style-name="T23">() </text:span></text:span><text:span text:style-name="Source_20_Text"><text:span text:style-name="T26">const</text:span></text:span><text:span text:style-name="Source_20_Text"><text:span text:style-name="T23"> </text:span></text:span><text:span text:style-name="Source_20_Text">{ </text:span><text:span text:style-name="Source_20_Text"><text:span text:style-name="T22">return</text:span></text:span><text:span text:style-name="Source_20_Text"> mA * mB; }</text:span></text:p>
        <text:p text:style-name="Preformatted_20_Text"><text:span text:style-name="Source_20_Text"><text:s text:c="4"/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Div</text:span></text:span><text:span text:style-name="Source_20_Text"><text:span text:style-name="T23">() </text:span></text:span><text:span text:style-name="Source_20_Text"><text:span text:style-name="T26">const</text:span></text:span><text:span text:style-name="Source_20_Text"><text:span text:style-name="T23"> </text:span></text:span><text:span text:style-name="Source_20_Text">{ </text:span><text:span text:style-name="Source_20_Text"><text:span text:style-name="T22">return</text:span></text:span><text:span text:style-name="Source_20_Text"> mA / mB; }</text:span></text:p>
        <text:p text:style-name="Preformatted_20_Text"/>
        <text:p text:style-name="Preformatted_20_Text"><text:span text:style-name="Source_20_Text"><text:span text:style-name="T22">private</text:span></text:span><text:span text:style-name="Source_20_Text">:</text:span></text:p>
        <text:p text:style-name="Preformatted_20_Text"><text:span text:style-name="Source_20_Text"><text:s text:c="4"/></text:span><text:span text:style-name="Source_20_Text"><text:span text:style-name="T26">int</text:span></text:span><text:span text:style-name="Source_20_Text"> mA;</text:span></text:p>
        <text:p text:style-name="Preformatted_20_Text"><text:span text:style-name="Source_20_Text"><text:s text:c="4"/></text:span><text:span text:style-name="Source_20_Text"><text:span text:style-name="T26">int</text:span></text:span><text:span text:style-name="Source_20_Text"> mB;</text:span></text:p>
        <text:p text:style-name="Preformatted_20_Text"><text:span text:style-name="Source_20_Text">};</text:span></text:p>
        <text:p text:style-name="P1"/>
      </text:section>
      <text:p text:style-name="P8"><text:soft-page-break/><text:span text:style-name="Source_20_Text"><text:span text:style-name="T8">TestCalculator.h</text:span></text:span></text:p>
      <text:p text:style-name="P8"><text:span text:style-name="Source_20_Text"><text:span text:style-name="T26"/></text:span></text:p>
      <text:section text:style-name="Sect1" text:name="Раздел3">
        <text:p text:style-name="P8"><text:bookmark text:name="preview2"/><text:bookmark text:name="codeOutput4"/><text:span text:style-name="Source_20_Text"><text:span text:style-name="T29">#</text:span></text:span><text:span text:style-name="Source_20_Text"><text:span text:style-name="T30">include</text:span></text:span><text:span text:style-name="Source_20_Text"><text:span text:style-name="T29"> </text:span></text:span><text:span text:style-name="Source_20_Text"><text:span text:style-name="T26">"Calculator.h"</text:span></text:span></text:p>
        <text:p text:style-name="P9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24">&lt;QtTest&gt;</text:span></text:span></text:p>
        <text:p text:style-name="Preformatted_20_Text"/>
        <text:p text:style-name="Preformatted_20_Text"><text:span text:style-name="Source_20_Text"><text:span text:style-name="T22">class</text:span></text:span><text:span text:style-name="Source_20_Text"> </text:span><text:span text:style-name="Source_20_Text"><text:span text:style-name="T25">TestCalculator</text:span></text:span><text:span text:style-name="Source_20_Text">: </text:span><text:span text:style-name="Source_20_Text"><text:span text:style-name="T22">public</text:span></text:span><text:span text:style-name="Source_20_Text"> QObject</text:span></text:p>
        <text:p text:style-name="Preformatted_20_Text"><text:span text:style-name="Source_20_Text">{</text:span></text:p>
        <text:p text:style-name="Preformatted_20_Text"><text:span text:style-name="Source_20_Text"><text:s text:c="4"/>Q_OBJECT</text:span></text:p>
        <text:p text:style-name="Preformatted_20_Text"/>
        <text:p text:style-name="Preformatted_20_Text"><text:span text:style-name="Source_20_Text"><text:span text:style-name="T22">private</text:span></text:span><text:span text:style-name="Source_20_Text"> slots:</text:span></text:p>
        <text:p text:style-name="Preformatted_20_Text"><text:span text:style-name="Source_20_Text"><text:s text:c="4"/></text:span><text:span text:style-name="Source_20_Text"><text:span text:style-name="T28">// -- setup/cleanup --</text:span>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init</text:span></text:span><text:span text:style-name="Source_20_Text"><text:span text:style-name="T23">()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8">// -- tests data --</text:span>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Diff_data</text:span></text:span><text:span text:style-name="Source_20_Text"><text:span text:style-name="T23">()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8">// -- tests --</text:span>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Constructor</text:span></text:span><text:span text:style-name="Source_20_Text"><text:span text:style-name="T23">(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Diff</text:span></text:span><text:span text:style-name="Source_20_Text"><text:span text:style-name="T23">(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Sum</text:span></text:span><text:span text:style-name="Source_20_Text"><text:span text:style-name="T23">()</text:span></text:span><text:span text:style-name="Source_20_Text">;</text:span></text:p>
        <text:p text:style-name="Preformatted_20_Text"/>
        <text:p text:style-name="Preformatted_20_Text"><text:span text:style-name="Source_20_Text"><text:span text:style-name="T22">private</text:span></text:span><text:span text:style-name="Source_20_Text">:</text:span></text:p>
        <text:p text:style-name="Preformatted_20_Text"><text:span text:style-name="Source_20_Text"><text:s text:c="4"/></text:span><text:span text:style-name="Source_20_Text"><text:span text:style-name="T26">const</text:span></text:span><text:span text:style-name="Source_20_Text"> </text:span><text:span text:style-name="Source_20_Text"><text:span text:style-name="T26">int</text:span></text:span><text:span text:style-name="Source_20_Text"> A0 = </text:span><text:span text:style-name="Source_20_Text"><text:span text:style-name="T26">0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const</text:span></text:span><text:span text:style-name="Source_20_Text"> </text:span><text:span text:style-name="Source_20_Text"><text:span text:style-name="T26">int</text:span></text:span><text:span text:style-name="Source_20_Text"> B0 = </text:span><text:span text:style-name="Source_20_Text"><text:span text:style-name="T26">0</text:span></text:span><text:span text:style-name="Source_20_Text">;</text:span></text:p>
        <text:p text:style-name="Preformatted_20_Text"/>
        <text:p text:style-name="Preformatted_20_Text"><text:span text:style-name="Source_20_Text"><text:span text:style-name="T22">private</text:span></text:span><text:span text:style-name="Source_20_Text">:</text:span></text:p>
        <text:p text:style-name="Preformatted_20_Text"><text:span text:style-name="Source_20_Text"><text:s text:c="4"/>Calculator mCalc;</text:span></text:p>
        <text:p text:style-name="P1"><text:span text:style-name="Source_20_Text">};</text:span></text:p>
      </text:section>
      <text:p text:style-name="P10"><text:span text:style-name="Source_20_Text"><text:span text:style-name="T9">TestCalculator.cpp</text:span></text:span></text:p>
      <text:p text:style-name="P10"><text:span text:style-name="Source_20_Text"><text:span text:style-name="T26"/></text:span></text:p>
      <text:section text:style-name="Sect1" text:name="Раздел4">
        <text:p text:style-name="P10"><text:bookmark text:name="preview3"/><text:bookmark text:name="codeOutput5"/><text:span text:style-name="Source_20_Text"><text:span text:style-name="T29">#</text:span></text:span><text:span text:style-name="Source_20_Text"><text:span text:style-name="T30">include</text:span></text:span><text:span text:style-name="Source_20_Text"><text:span text:style-name="T29"> </text:span></text:span><text:span text:style-name="Source_20_Text"><text:span text:style-name="T26">"TestCalculator.h"</text:span></text:span></text:p>
        <text:p text:style-name="P5"><text:span text:style-name="Source_20_Text">// -- setup/cleanup --</text:span></text:p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Calculator::init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mCalc.</text:span><text:span text:style-name="Source_20_Text"><text:span text:style-name="T27">SetA</text:span></text:span><text:span text:style-name="Source_20_Text">(A0);</text:span></text:p>
        <text:p text:style-name="Preformatted_20_Text"><text:span text:style-name="Source_20_Text"><text:s text:c="4"/>mCalc.</text:span><text:span text:style-name="Source_20_Text"><text:span text:style-name="T27">SetB</text:span></text:span><text:span text:style-name="Source_20_Text">(B0);</text:span></text:p>
        <text:p text:style-name="Preformatted_20_Text"><text:span text:style-name="Source_20_Text">}</text:span></text:p>
        <text:p text:style-name="Preformatted_20_Text"/>
        <text:p text:style-name="P5"><text:span text:style-name="Source_20_Text">// -- tests data --</text:span></text:p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Calculator::testDiff_data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QTest::</text:span><text:span text:style-name="Source_20_Text"><text:span text:style-name="T27">addColumn</text:span></text:span><text:span text:style-name="Source_20_Text">&lt;</text:span><text:span text:style-name="Source_20_Text"><text:span text:style-name="T26">int</text:span></text:span><text:span text:style-name="Source_20_Text">&gt;(</text:span><text:span text:style-name="Source_20_Text"><text:span text:style-name="T26">"a"</text:span></text:span><text:span text:style-name="Source_20_Text">);</text:span></text:p>
        <text:p text:style-name="Preformatted_20_Text"><text:span text:style-name="Source_20_Text"><text:s text:c="4"/>QTest::</text:span><text:span text:style-name="Source_20_Text"><text:span text:style-name="T27">addColumn</text:span></text:span><text:span text:style-name="Source_20_Text">&lt;</text:span><text:span text:style-name="Source_20_Text"><text:span text:style-name="T26">int</text:span></text:span><text:span text:style-name="Source_20_Text">&gt;(</text:span><text:span text:style-name="Source_20_Text"><text:span text:style-name="T26">"b"</text:span></text:span><text:span text:style-name="Source_20_Text">);</text:span></text:p>
        <text:p text:style-name="Preformatted_20_Text"><text:span text:style-name="Source_20_Text"><text:s text:c="4"/>QTest::</text:span><text:span text:style-name="Source_20_Text"><text:span text:style-name="T27">addColumn</text:span></text:span><text:span text:style-name="Source_20_Text">&lt;</text:span><text:span text:style-name="Source_20_Text"><text:span text:style-name="T26">int</text:span></text:span><text:span text:style-name="Source_20_Text">&gt;(</text:span><text:span text:style-name="Source_20_Text"><text:span text:style-name="T26">"result"</text:span></text:span><text:span text:style-name="Source_20_Text">);</text:span></text:p>
        <text:p text:style-name="Preformatted_20_Text"/>
        <text:p text:style-name="Preformatted_20_Text"><text:span text:style-name="Source_20_Text"><text:s text:c="4"/>QTest::</text:span><text:span text:style-name="Source_20_Text"><text:span text:style-name="T27">newRow</text:span></text:span><text:span text:style-name="Source_20_Text">(</text:span><text:span text:style-name="Source_20_Text"><text:span text:style-name="T26">"all 0"</text:span></text:span><text:span text:style-name="Source_20_Text">) &lt;&lt; </text:span><text:span text:style-name="Source_20_Text"><text:span text:style-name="T26">0</text:span></text:span><text:span text:style-name="Source_20_Text"> &lt;&lt; </text:span><text:span text:style-name="Source_20_Text"><text:span text:style-name="T26">0</text:span></text:span><text:span text:style-name="Source_20_Text"> &lt;&lt; </text:span><text:span text:style-name="Source_20_Text"><text:span text:style-name="T26">0</text:span></text:span><text:span text:style-name="Source_20_Text">;</text:span></text:p>
        <text:p text:style-name="Preformatted_20_Text"><text:span text:style-name="Source_20_Text"><text:s text:c="4"/>QTest::</text:span><text:span text:style-name="Source_20_Text"><text:span text:style-name="T27">newRow</text:span></text:span><text:span text:style-name="Source_20_Text">(</text:span><text:span text:style-name="Source_20_Text"><text:span text:style-name="T26">"same number"</text:span></text:span><text:span text:style-name="Source_20_Text">) &lt;&lt; </text:span><text:span text:style-name="Source_20_Text"><text:span text:style-name="T26">10</text:span></text:span><text:span text:style-name="Source_20_Text"> &lt;&lt; </text:span><text:span text:style-name="Source_20_Text"><text:span text:style-name="T26">10</text:span></text:span><text:span text:style-name="Source_20_Text"> &lt;&lt; </text:span><text:span text:style-name="Source_20_Text"><text:span text:style-name="T26">0</text:span></text:span><text:span text:style-name="Source_20_Text">;</text:span></text:p>
        <text:p text:style-name="Preformatted_20_Text"><text:span text:style-name="Source_20_Text"><text:s text:c="4"/>QTest::</text:span><text:span text:style-name="Source_20_Text"><text:span text:style-name="T27">newRow</text:span></text:span><text:span text:style-name="Source_20_Text">(</text:span><text:span text:style-name="Source_20_Text"><text:span text:style-name="T26">"opposite number"</text:span></text:span><text:span text:style-name="Source_20_Text">) &lt;&lt; </text:span><text:span text:style-name="Source_20_Text"><text:span text:style-name="T26">10</text:span></text:span><text:span text:style-name="Source_20_Text"> &lt;&lt; </text:span><text:span text:style-name="Source_20_Text"><text:span text:style-name="T26">-10</text:span></text:span><text:span text:style-name="Source_20_Text"> &lt;&lt; </text:span><text:span text:style-name="Source_20_Text"><text:span text:style-name="T26">20</text:span></text:span><text:span text:style-name="Source_20_Text">;</text:span></text:p>
        <text:p text:style-name="Preformatted_20_Text"><text:span text:style-name="Source_20_Text"><text:s text:c="4"/>QTest::</text:span><text:span text:style-name="Source_20_Text"><text:span text:style-name="T27">newRow</text:span></text:span><text:span text:style-name="Source_20_Text">(</text:span><text:span text:style-name="Source_20_Text"><text:span text:style-name="T26">"positive res"</text:span></text:span><text:span text:style-name="Source_20_Text">) &lt;&lt; </text:span><text:span text:style-name="Source_20_Text"><text:span text:style-name="T26">10</text:span></text:span><text:span text:style-name="Source_20_Text"> &lt;&lt; </text:span><text:span text:style-name="Source_20_Text"><text:span text:style-name="T26">5</text:span></text:span><text:span text:style-name="Source_20_Text"> &lt;&lt; </text:span><text:span text:style-name="Source_20_Text"><text:span text:style-name="T26">5</text:span></text:span><text:span text:style-name="Source_20_Text">;</text:span></text:p>
        <text:p text:style-name="Preformatted_20_Text"><text:span text:style-name="Source_20_Text"><text:s text:c="4"/>QTest::</text:span><text:span text:style-name="Source_20_Text"><text:span text:style-name="T27">newRow</text:span></text:span><text:span text:style-name="Source_20_Text">(</text:span><text:span text:style-name="Source_20_Text"><text:span text:style-name="T26">"negative res"</text:span></text:span><text:span text:style-name="Source_20_Text">) &lt;&lt; </text:span><text:span text:style-name="Source_20_Text"><text:span text:style-name="T26">5</text:span></text:span><text:span text:style-name="Source_20_Text"> &lt;&lt; </text:span><text:span text:style-name="Source_20_Text"><text:span text:style-name="T26">10</text:span></text:span><text:span text:style-name="Source_20_Text"> &lt;&lt; </text:span><text:span text:style-name="Source_20_Text"><text:span text:style-name="T26">-5</text:span></text:span><text:span text:style-name="Source_20_Text">;</text:span></text:p>
        <text:p text:style-name="Preformatted_20_Text"><text:span text:style-name="Source_20_Text">}</text:span></text:p>
        <text:p text:style-name="Preformatted_20_Text"/>
        <text:p text:style-name="P5"><text:span text:style-name="Source_20_Text">// -- tests --</text:span></text:p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Calculator::testConstructor</text:span></text:span><text:span text:style-name="Source_20_Text"><text:span text:style-name="T23">()</text:span></text:span></text:p>
        <text:p text:style-name="Preformatted_20_Text"><text:soft-page-break/><text:span text:style-name="Source_20_Text">{</text:span></text:p>
        <text:p text:style-name="Preformatted_20_Text"><text:span text:style-name="Source_20_Text"><text:s text:c="4"/></text:span><text:span text:style-name="Source_20_Text"><text:span text:style-name="T28">// default values</text:span></text:span></text:p>
        <text:p text:style-name="Preformatted_20_Text"><text:span text:style-name="Source_20_Text"><text:s text:c="4"/>Calculator c1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c1.</text:span><text:span text:style-name="Source_20_Text"><text:span text:style-name="T27">GetA</text:span></text:span><text:span text:style-name="Source_20_Text">() == </text:span><text:span text:style-name="Source_20_Text"><text:span text:style-name="T26">0</text:span></text:span><text:span text:style-name="Source_20_Text">);</text:span></text:p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c1.</text:span><text:span text:style-name="Source_20_Text"><text:span text:style-name="T27">GetB</text:span></text:span><text:span text:style-name="Source_20_Text">() == </text:span><text:span text:style-name="Source_20_Text"><text:span text:style-name="T26">0</text:span></text:span><text:span text:style-name="Source_20_Text">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8">// full constructor</text:span></text:span></text:p>
        <text:p text:style-name="Preformatted_20_Text"><text:span text:style-name="Source_20_Text"><text:s text:c="4"/></text:span><text:span text:style-name="Source_20_Text"><text:span text:style-name="T26">const</text:span></text:span><text:span text:style-name="Source_20_Text"> </text:span><text:span text:style-name="Source_20_Text"><text:span text:style-name="T26">int</text:span></text:span><text:span text:style-name="Source_20_Text"> A = </text:span><text:span text:style-name="Source_20_Text"><text:span text:style-name="T26">10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const</text:span></text:span><text:span text:style-name="Source_20_Text"> </text:span><text:span text:style-name="Source_20_Text"><text:span text:style-name="T26">int</text:span></text:span><text:span text:style-name="Source_20_Text"> B = </text:span><text:span text:style-name="Source_20_Text"><text:span text:style-name="T26">2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3">Calculator </text:span></text:span><text:span text:style-name="Source_20_Text"><text:span text:style-name="T25">c2</text:span></text:span><text:span text:style-name="Source_20_Text"><text:span text:style-name="T23">(A, B)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VERIFY2</text:span></text:span><text:span text:style-name="Source_20_Text">(c2.</text:span><text:span text:style-name="Source_20_Text"><text:span text:style-name="T27">GetA</text:span></text:span><text:span text:style-name="Source_20_Text">() == A, </text:span><text:span text:style-name="Source_20_Text"><text:span text:style-name="T26">"first operand doesn't match"</text:span></text:span><text:span text:style-name="Source_20_Text">);</text:span></text:p>
        <text:p text:style-name="Preformatted_20_Text"><text:span text:style-name="Source_20_Text"><text:s text:c="4"/></text:span><text:span text:style-name="Source_20_Text"><text:span text:style-name="T27">QVERIFY2</text:span></text:span><text:span text:style-name="Source_20_Text">(c2.</text:span><text:span text:style-name="Source_20_Text"><text:span text:style-name="T27">GetB</text:span></text:span><text:span text:style-name="Source_20_Text">() == B, </text:span><text:span text:style-name="Source_20_Text"><text:span text:style-name="T26">"second operand doesn't match"</text:span></text:span><text:span text:style-name="Source_20_Text">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Calculator::testDiff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28">// retrieve data</text:span></text:span></text:p>
        <text:p text:style-name="Preformatted_20_Text"><text:span text:style-name="Source_20_Text"><text:s text:c="4"/></text:span><text:span text:style-name="Source_20_Text"><text:span text:style-name="T27">QFETCH</text:span></text:span><text:span text:style-name="Source_20_Text">(</text:span><text:span text:style-name="Source_20_Text"><text:span text:style-name="T26">int</text:span></text:span><text:span text:style-name="Source_20_Text">, a);</text:span></text:p>
        <text:p text:style-name="Preformatted_20_Text"><text:span text:style-name="Source_20_Text"><text:s text:c="4"/></text:span><text:span text:style-name="Source_20_Text"><text:span text:style-name="T27">QFETCH</text:span></text:span><text:span text:style-name="Source_20_Text">(</text:span><text:span text:style-name="Source_20_Text"><text:span text:style-name="T26">int</text:span></text:span><text:span text:style-name="Source_20_Text">, b);</text:span></text:p>
        <text:p text:style-name="Preformatted_20_Text"><text:span text:style-name="Source_20_Text"><text:s text:c="4"/></text:span><text:span text:style-name="Source_20_Text"><text:span text:style-name="T27">QFETCH</text:span></text:span><text:span text:style-name="Source_20_Text">(</text:span><text:span text:style-name="Source_20_Text"><text:span text:style-name="T26">int</text:span></text:span><text:span text:style-name="Source_20_Text">, result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8">// set values</text:span></text:span></text:p>
        <text:p text:style-name="Preformatted_20_Text"><text:span text:style-name="Source_20_Text"><text:s text:c="4"/>mCalc.</text:span><text:span text:style-name="Source_20_Text"><text:span text:style-name="T27">SetA</text:span></text:span><text:span text:style-name="Source_20_Text">(a);</text:span></text:p>
        <text:p text:style-name="Preformatted_20_Text"><text:span text:style-name="Source_20_Text"><text:s text:c="4"/>mCalc.</text:span><text:span text:style-name="Source_20_Text"><text:span text:style-name="T27">SetB</text:span></text:span><text:span text:style-name="Source_20_Text">(b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8">// test</text:span></text:span></text:p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Calc.</text:span><text:span text:style-name="Source_20_Text"><text:span text:style-name="T27">Diff</text:span></text:span><text:span text:style-name="Source_20_Text">(), result);</text:span></text:p>
        <text:p text:style-name="Preformatted_20_Text"><text:span text:style-name="Source_20_Text">}</text:span></text:p>
        <text:p text:style-name="Preformatted_20_Text"/>
        <text:p text:style-name="Preformatted_20_Text"/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Calculator::testSum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28">// sum default</text:span></text:span></text:p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Calc.</text:span><text:span text:style-name="Source_20_Text"><text:span text:style-name="T27">Sum</text:span></text:span><text:span text:style-name="Source_20_Text">(), A0 + B0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8">// sum after setting a and b</text:span></text:span></text:p>
        <text:p text:style-name="Preformatted_20_Text"><text:span text:style-name="Source_20_Text"><text:s text:c="4"/></text:span><text:span text:style-name="Source_20_Text"><text:span text:style-name="T26">const</text:span></text:span><text:span text:style-name="Source_20_Text"> </text:span><text:span text:style-name="Source_20_Text"><text:span text:style-name="T26">int</text:span></text:span><text:span text:style-name="Source_20_Text"> A = </text:span><text:span text:style-name="Source_20_Text"><text:span text:style-name="T26">10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const</text:span></text:span><text:span text:style-name="Source_20_Text"> </text:span><text:span text:style-name="Source_20_Text"><text:span text:style-name="T26">int</text:span></text:span><text:span text:style-name="Source_20_Text"> B = </text:span><text:span text:style-name="Source_20_Text"><text:span text:style-name="T26">2</text:span></text:span><text:span text:style-name="Source_20_Text">;</text:span></text:p>
        <text:p text:style-name="Preformatted_20_Text"><text:span text:style-name="Source_20_Text"><text:s text:c="4"/>mCalc.</text:span><text:span text:style-name="Source_20_Text"><text:span text:style-name="T27">SetA</text:span></text:span><text:span text:style-name="Source_20_Text">(A);</text:span></text:p>
        <text:p text:style-name="Preformatted_20_Text"><text:span text:style-name="Source_20_Text"><text:s text:c="4"/>mCalc.</text:span><text:span text:style-name="Source_20_Text"><text:span text:style-name="T27">SetB</text:span></text:span><text:span text:style-name="Source_20_Text">(B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Calc.</text:span><text:span text:style-name="Source_20_Text"><text:span text:style-name="T27">Sum</text:span></text:span><text:span text:style-name="Source_20_Text">(), A + B);</text:span></text:p>
        <text:p text:style-name="Preformatted_20_Text"><text:span text:style-name="Source_20_Text">}</text:span></text:p>
        <text:p text:style-name="Preformatted_20_Text"/>
        <text:p text:style-name="P5"><text:span text:style-name="Source_20_Text">// generate basic main: no GUI, no events</text:span></text:p>
        <text:p text:style-name="Preformatted_20_Text"><text:span text:style-name="Source_20_Text"><text:span text:style-name="T27">QTEST_APPLESS_MAIN</text:span></text:span><text:span text:style-name="Source_20_Text">(TestCalculator)</text:span></text:p>
        <text:p text:style-name="Preformatted_20_Text"/>
        <text:p text:style-name="P5"><text:span text:style-name="Source_20_Text">// uncomment next line if class declaration is in .cpp (no .h)</text:span></text:p>
        <text:p text:style-name="P6"><text:span text:style-name="Source_20_Text">//#include "TestCalculator.moc"</text:span></text:p>
      </text:section>
      <text:p text:style-name="P11"><text:span text:style-name="Source_20_Text"><text:span text:style-name="T10">TestIntBitser.pro</text:span></text:span></text:p>
      <text:section text:style-name="Sect1" text:name="Раздел5">
        <text:p text:style-name="P11"><text:bookmark text:name="preview4"/><text:bookmark text:name="codeOutput6"/><text:span text:style-name="Source_20_Text">QT += testlib</text:span></text:p>
        <text:p text:style-name="Preformatted_20_Text"><text:span text:style-name="Source_20_Text">QT -= gui</text:span></text:p>
        <text:p text:style-name="Preformatted_20_Text"/>
        <text:p text:style-name="Preformatted_20_Text"><text:span text:style-name="Source_20_Text">CONFIG += qt console warn_on depend_includepath testcase</text:span></text:p>
        <text:p text:style-name="Preformatted_20_Text"><text:span text:style-name="Source_20_Text">CONFIG -= app_bundle</text:span></text:p>
        <text:p text:style-name="Preformatted_20_Text"/>
        <text:p text:style-name="Preformatted_20_Text"><text:span text:style-name="Source_20_Text">TEMPLATE = app</text:span></text:p>
        <text:p text:style-name="Preformatted_20_Text"><text:soft-page-break/></text:p>
        <text:p text:style-name="Preformatted_20_Text"><text:span text:style-name="Source_20_Text">SOURCES += \ </text:span></text:p>
        <text:p text:style-name="Preformatted_20_Text"><text:span text:style-name="Source_20_Text"><text:s text:c="4"/>TestIntBitset.cpp \</text:span></text:p>
        <text:p text:style-name="Preformatted_20_Text"><text:span text:style-name="Source_20_Text"><text:s text:c="4"/>IntBitSet.cpp</text:span></text:p>
        <text:p text:style-name="Preformatted_20_Text"/>
        <text:p text:style-name="Preformatted_20_Text"><text:span text:style-name="Source_20_Text">HEADERS += \</text:span></text:p>
        <text:p text:style-name="Preformatted_20_Text"><text:span text:style-name="Source_20_Text"><text:s text:c="4"/>IntBitset.h \</text:span></text:p>
        <text:p text:style-name="P1"><text:span text:style-name="Source_20_Text"><text:s text:c="4"/>TestIntBitset.h</text:span></text:p>
      </text:section>
      <text:p text:style-name="P11"><text:span text:style-name="Source_20_Text"><text:span text:style-name="T10">IntBitset.h</text:span></text:span></text:p>
      <text:p text:style-name="P11"><text:span text:style-name="Source_20_Text"><text:span text:style-name="T25"/></text:span></text:p>
      <text:section text:style-name="Sect1" text:name="Раздел6">
        <text:p text:style-name="P11"><text:bookmark text:name="preview5"/><text:bookmark text:name="codeOutput7"/><text:span text:style-name="Source_20_Text"><text:span text:style-name="T22">class</text:span></text:span><text:span text:style-name="Source_20_Text"> </text:span><text:span text:style-name="Source_20_Text"><text:span text:style-name="T25">IntBitset</text:span></text:span></text:p>
        <text:p text:style-name="Preformatted_20_Text"><text:span text:style-name="Source_20_Text">{</text:span></text:p>
        <text:p text:style-name="Preformatted_20_Text"><text:span text:style-name="Source_20_Text"><text:span text:style-name="T22">public</text:span></text:span><text:span text:style-name="Source_20_Text">:</text:span></text:p>
        <text:p text:style-name="Preformatted_20_Text"><text:span text:style-name="Source_20_Text"><text:s text:c="4"/></text:span><text:span text:style-name="Source_20_Text"><text:span text:style-name="T27">IntBitset</text:span></text:span><text:span text:style-name="Source_20_Text">() : </text:span><text:span text:style-name="Source_20_Text"><text:span text:style-name="T27">mData</text:span></text:span><text:span text:style-name="Source_20_Text">(</text:span><text:span text:style-name="Source_20_Text"><text:span text:style-name="T26">0</text:span></text:span><text:span text:style-name="Source_20_Text">) { }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setAllOff</text:span></text:span><text:span text:style-name="Source_20_Text"><text:span text:style-name="T23">() </text:span></text:span><text:span text:style-name="Source_20_Text">{ mData = </text:span><text:span text:style-name="Source_20_Text"><text:span text:style-name="T26">0</text:span></text:span><text:span text:style-name="Source_20_Text">; }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setAllOn</text:span></text:span><text:span text:style-name="Source_20_Text"><text:span text:style-name="T23">() </text:span></text:span><text:span text:style-name="Source_20_Text">{ mData = </text:span><text:span text:style-name="Source_20_Text"><text:span text:style-name="T26">0xFFFFFFFF</text:span></text:span><text:span text:style-name="Source_20_Text">; }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setBitOff</text:span></text:span><text:span text:style-name="Source_20_Text"><text:span text:style-name="T23">(</text:span></text:span><text:span text:style-name="Source_20_Text"><text:span text:style-name="T26">unsigned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index) </text:span></text:span><text:span text:style-name="Source_20_Text">{ mData &amp;= ~(</text:span><text:span text:style-name="Source_20_Text"><text:span text:style-name="T26">1</text:span></text:span><text:span text:style-name="Source_20_Text"> &lt;&lt; index); }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setBitOn</text:span></text:span><text:span text:style-name="Source_20_Text"><text:span text:style-name="T23">(</text:span></text:span><text:span text:style-name="Source_20_Text"><text:span text:style-name="T26">unsigned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index) </text:span></text:span><text:span text:style-name="Source_20_Text">{ mData |= </text:span><text:span text:style-name="Source_20_Text"><text:span text:style-name="T26">1</text:span></text:span><text:span text:style-name="Source_20_Text"> &lt;&lt; index; }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6">bool</text:span></text:span><text:span text:style-name="Source_20_Text"><text:span text:style-name="T23"> </text:span></text:span><text:span text:style-name="Source_20_Text"><text:span text:style-name="T25">isAllOff</text:span></text:span><text:span text:style-name="Source_20_Text"><text:span text:style-name="T23">() </text:span></text:span><text:span text:style-name="Source_20_Text">{ </text:span><text:span text:style-name="Source_20_Text"><text:span text:style-name="T22">return</text:span></text:span><text:span text:style-name="Source_20_Text"> </text:span><text:span text:style-name="Source_20_Text"><text:span text:style-name="T26">0</text:span></text:span><text:span text:style-name="Source_20_Text"> == mData ; }</text:span></text:p>
        <text:p text:style-name="Preformatted_20_Text"><text:span text:style-name="Source_20_Text"><text:s text:c="4"/></text:span><text:span text:style-name="Source_20_Text"><text:span text:style-name="T26">bool</text:span></text:span><text:span text:style-name="Source_20_Text"><text:span text:style-name="T23"> </text:span></text:span><text:span text:style-name="Source_20_Text"><text:span text:style-name="T25">isAnyOff</text:span></text:span><text:span text:style-name="Source_20_Text"><text:span text:style-name="T23">() </text:span></text:span><text:span text:style-name="Source_20_Text">{ </text:span><text:span text:style-name="Source_20_Text"><text:span text:style-name="T22">return</text:span></text:span><text:span text:style-name="Source_20_Text"> </text:span><text:span text:style-name="Source_20_Text"><text:span text:style-name="T31">false</text:span></text:span><text:span text:style-name="Source_20_Text">; } </text:span><text:span text:style-name="Source_20_Text"><text:span text:style-name="T28">// TODO for example</text:span></text:span></text:p>
        <text:p text:style-name="Preformatted_20_Text"><text:span text:style-name="Source_20_Text"><text:s text:c="4"/></text:span><text:span text:style-name="Source_20_Text"><text:span text:style-name="T26">bool</text:span></text:span><text:span text:style-name="Source_20_Text"><text:span text:style-name="T23"> </text:span></text:span><text:span text:style-name="Source_20_Text"><text:span text:style-name="T25">isAllOn</text:span></text:span><text:span text:style-name="Source_20_Text"><text:span text:style-name="T23">() </text:span></text:span><text:span text:style-name="Source_20_Text">{ </text:span><text:span text:style-name="Source_20_Text"><text:span text:style-name="T22">return</text:span></text:span><text:span text:style-name="Source_20_Text"> </text:span><text:span text:style-name="Source_20_Text"><text:span text:style-name="T26">0xFFFFFFFF</text:span></text:span><text:span text:style-name="Source_20_Text"> == mData; }</text:span></text:p>
        <text:p text:style-name="Preformatted_20_Text"><text:span text:style-name="Source_20_Text"><text:s text:c="4"/></text:span><text:span text:style-name="Source_20_Text"><text:span text:style-name="T26">bool</text:span></text:span><text:span text:style-name="Source_20_Text"><text:span text:style-name="T23"> </text:span></text:span><text:span text:style-name="Source_20_Text"><text:span text:style-name="T25">isAnyOn</text:span></text:span><text:span text:style-name="Source_20_Text"><text:span text:style-name="T23">() </text:span></text:span><text:span text:style-name="Source_20_Text">{ </text:span><text:span text:style-name="Source_20_Text"><text:span text:style-name="T22">return</text:span></text:span><text:span text:style-name="Source_20_Text"> mData != </text:span><text:span text:style-name="Source_20_Text"><text:span text:style-name="T26">0</text:span></text:span><text:span text:style-name="Source_20_Text">; }</text:span></text:p>
        <text:p text:style-name="Preformatted_20_Text"><text:span text:style-name="Source_20_Text"><text:s text:c="4"/></text:span><text:span text:style-name="Source_20_Text"><text:span text:style-name="T26">bool</text:span></text:span><text:span text:style-name="Source_20_Text"><text:span text:style-name="T23"> </text:span></text:span><text:span text:style-name="Source_20_Text"><text:span text:style-name="T25">isBitOn</text:span></text:span><text:span text:style-name="Source_20_Text"><text:span text:style-name="T23">(</text:span></text:span><text:span text:style-name="Source_20_Text"><text:span text:style-name="T26">unsigned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index) </text:span></text:span><text:span text:style-name="Source_20_Text">{ </text:span><text:span text:style-name="Source_20_Text"><text:span text:style-name="T22">return</text:span></text:span><text:span text:style-name="Source_20_Text"> mData &amp; (</text:span><text:span text:style-name="Source_20_Text"><text:span text:style-name="T26">1</text:span></text:span><text:span text:style-name="Source_20_Text"> &lt;&lt; index); }</text:span></text:p>
        <text:p text:style-name="Preformatted_20_Text"><text:span text:style-name="Source_20_Text"><text:s text:c="4"/></text:span><text:span text:style-name="Source_20_Text"><text:span text:style-name="T26">bool</text:span></text:span><text:span text:style-name="Source_20_Text"><text:span text:style-name="T23"> </text:span></text:span><text:span text:style-name="Source_20_Text"><text:span text:style-name="T25">isBitOff</text:span></text:span><text:span text:style-name="Source_20_Text"><text:span text:style-name="T23">(</text:span></text:span><text:span text:style-name="Source_20_Text"><text:span text:style-name="T26">unsigned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index) </text:span></text:span><text:span text:style-name="Source_20_Text">{ </text:span><text:span text:style-name="Source_20_Text"><text:span text:style-name="T22">return</text:span></text:span><text:span text:style-name="Source_20_Text"> !(mData &amp; (</text:span><text:span text:style-name="Source_20_Text"><text:span text:style-name="T26">1</text:span></text:span><text:span text:style-name="Source_20_Text"> &lt;&lt; index)); }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6">unsigned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getNumBitsOn</text:span></text:span><text:span text:style-name="Source_20_Text"><text:span text:style-name="T23">(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unsigned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getNumBitsOff</text:span></text:span><text:span text:style-name="Source_20_Text"><text:span text:style-name="T23">()</text:span></text:span><text:span text:style-name="Source_20_Text">;</text:span></text:p>
        <text:p text:style-name="Preformatted_20_Text"/>
        <text:p text:style-name="Preformatted_20_Text"><text:span text:style-name="Source_20_Text"><text:span text:style-name="T22">private</text:span></text:span><text:span text:style-name="Source_20_Text">:</text:span></text:p>
        <text:p text:style-name="Preformatted_20_Text"><text:span text:style-name="Source_20_Text"><text:s text:c="4"/>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mData;</text:span></text:p>
        <text:p text:style-name="P1"><text:span text:style-name="Source_20_Text">};</text:span></text:p>
      </text:section>
      <text:p text:style-name="P12"><text:span text:style-name="Source_20_Text"><text:span text:style-name="T11">TestIntBitset.h</text:span></text:span></text:p>
      <text:p text:style-name="P12"><text:span text:style-name="Source_20_Text"><text:span text:style-name="T26"/></text:span></text:p>
      <text:section text:style-name="Sect1" text:name="Раздел7">
        <text:p text:style-name="P13"><text:bookmark text:name="preview6"/><text:bookmark text:name="codeOutput8"/><text:span text:style-name="Source_20_Text"><text:span text:style-name="T29">#</text:span></text:span><text:span text:style-name="Source_20_Text"><text:span text:style-name="T30">include</text:span></text:span><text:span text:style-name="Source_20_Text"><text:span text:style-name="T29"> </text:span></text:span><text:span text:style-name="Source_20_Text"><text:span text:style-name="T26">"IntBitset.h"</text:span></text:span></text:p>
        <text:p text:style-name="P9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24">&lt;QtTest&gt;</text:span></text:span></text:p>
        <text:p text:style-name="Preformatted_20_Text"/>
        <text:p text:style-name="Preformatted_20_Text"><text:span text:style-name="Source_20_Text"><text:span text:style-name="T22">class</text:span></text:span><text:span text:style-name="Source_20_Text"> </text:span><text:span text:style-name="Source_20_Text"><text:span text:style-name="T25">TestIntBitset</text:span></text:span><text:span text:style-name="Source_20_Text">: </text:span><text:span text:style-name="Source_20_Text"><text:span text:style-name="T22">public</text:span></text:span><text:span text:style-name="Source_20_Text"> QObject</text:span></text:p>
        <text:p text:style-name="Preformatted_20_Text"><text:span text:style-name="Source_20_Text">{</text:span></text:p>
        <text:p text:style-name="Preformatted_20_Text"><text:span text:style-name="Source_20_Text"><text:s text:c="4"/>Q_OBJECT</text:span></text:p>
        <text:p text:style-name="Preformatted_20_Text"/>
        <text:p text:style-name="Preformatted_20_Text"><text:span text:style-name="Source_20_Text"><text:span text:style-name="T22">private</text:span></text:span><text:span text:style-name="Source_20_Text"> slots:</text:span></text:p>
        <text:p text:style-name="Preformatted_20_Text"><text:span text:style-name="Source_20_Text"><text:s text:c="4"/></text:span><text:span text:style-name="Source_20_Text"><text:span text:style-name="T28">// -- setup/cleanup --</text:span>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cleanupTestCase</text:span></text:span><text:span text:style-name="Source_20_Text"><text:span text:style-name="T23">(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initTestCase</text:span></text:span><text:span text:style-name="Source_20_Text"><text:span text:style-name="T23">(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init</text:span></text:span><text:span text:style-name="Source_20_Text"><text:span text:style-name="T23">()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8">// -- tests --</text:span>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Operators</text:span></text:span><text:span text:style-name="Source_20_Text"><text:span text:style-name="T23">(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SetAllOff</text:span></text:span><text:span text:style-name="Source_20_Text"><text:span text:style-name="T23">(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SetAllOn</text:span></text:span><text:span text:style-name="Source_20_Text"><text:span text:style-name="T23">(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SetOff</text:span></text:span><text:span text:style-name="Source_20_Text"><text:span text:style-name="T23">()</text:span></text:span><text:span text:style-name="Source_20_Text">;</text:span></text:p>
        <text:p text:style-name="Preformatted_20_Text"><text:soft-page-break/><text:span text:style-name="Source_20_Text"><text:s text:c="4"/></text:span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SetOn</text:span></text:span><text:span text:style-name="Source_20_Text"><text:span text:style-name="T23">()</text:span></text:span><text:span text:style-name="Source_20_Text">;</text:span></text:p>
        <text:p text:style-name="Preformatted_20_Text"/>
        <text:p text:style-name="Preformatted_20_Text"><text:span text:style-name="Source_20_Text"><text:span text:style-name="T22">private</text:span></text:span><text:span text:style-name="Source_20_Text">:</text:span></text:p>
        <text:p text:style-name="Preformatted_20_Text"><text:span text:style-name="Source_20_Text"><text:s text:c="4"/>IntBitset mBS;</text:span></text:p>
        <text:p text:style-name="P1"><text:span text:style-name="Source_20_Text">};</text:span></text:p>
      </text:section>
      <text:p text:style-name="P14"><text:span text:style-name="Source_20_Text"><text:span text:style-name="T12">IntBitSet.cpp</text:span></text:span></text:p>
      <text:p text:style-name="P14"><text:span text:style-name="Source_20_Text"><text:span text:style-name="T26"/></text:span></text:p>
      <text:section text:style-name="Sect1" text:name="Раздел8">
        <text:p text:style-name="P14"><text:bookmark text:name="preview7"/><text:bookmark text:name="codeOutput9"/><text:span text:style-name="Source_20_Text"><text:span text:style-name="T29">#</text:span></text:span><text:span text:style-name="Source_20_Text"><text:span text:style-name="T30">include</text:span></text:span><text:span text:style-name="Source_20_Text"><text:span text:style-name="T29"> </text:span></text:span><text:span text:style-name="Source_20_Text"><text:span text:style-name="T26">"IntBitset.h"</text:span></text:span></text:p>
        <text:p text:style-name="Preformatted_20_Text"><text:span text:style-name="Source_20_Text"><text:span text:style-name="T26">const</text:span></text:span><text:span text:style-name="Source_20_Text"> 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NUM_BITS = </text:span><text:span text:style-name="Source_20_Text"><text:span text:style-name="T27">sizeof</text:span></text:span><text:span text:style-name="Source_20_Text">(</text:span><text:span text:style-name="Source_20_Text"><text:span text:style-name="T26">int</text:span></text:span><text:span text:style-name="Source_20_Text">) * </text:span><text:span text:style-name="Source_20_Text"><text:span text:style-name="T26">8</text:span></text:span><text:span text:style-name="Source_20_Text">;</text:span></text:p>
        <text:p text:style-name="Preformatted_20_Text"/>
        <text:p text:style-name="Preformatted_20_Text"><text:span text:style-name="Source_20_Text"><text:span text:style-name="T26">unsigned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IntBitset::getNumBitsOn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numOn = </text:span><text:span text:style-name="Source_20_Text"><text:span text:style-name="T26">0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2">for</text:span></text:span><text:span text:style-name="Source_20_Text">(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ind = </text:span><text:span text:style-name="Source_20_Text"><text:span text:style-name="T26">0</text:span></text:span><text:span text:style-name="Source_20_Text">; ind &lt; NUM_BITS; ++in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</text:span><text:span text:style-name="Source_20_Text"><text:span text:style-name="T22">if</text:span></text:span><text:span text:style-name="Source_20_Text">(mData &amp; (</text:span><text:span text:style-name="Source_20_Text"><text:span text:style-name="T26">1</text:span></text:span><text:span text:style-name="Source_20_Text"> &lt;&lt; ind))</text:span></text:p>
        <text:p text:style-name="Preformatted_20_Text"><text:span text:style-name="Source_20_Text"><text:s text:c="12"/>++numOn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2">return</text:span></text:span><text:span text:style-name="Source_20_Text"> numOn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26">unsigned</text:span></text:span><text:span text:style-name="Source_20_Text"><text:span text:style-name="T23"> </text:span></text:span><text:span text:style-name="Source_20_Text"><text:span text:style-name="T26">int</text:span></text:span><text:span text:style-name="Source_20_Text"><text:span text:style-name="T23"> </text:span></text:span><text:span text:style-name="Source_20_Text"><text:span text:style-name="T25">IntBitset::getNumBitsOff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numOn = </text:span><text:span text:style-name="Source_20_Text"><text:span text:style-name="T26">0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2">for</text:span></text:span><text:span text:style-name="Source_20_Text">(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ind = </text:span><text:span text:style-name="Source_20_Text"><text:span text:style-name="T26">0</text:span></text:span><text:span text:style-name="Source_20_Text">; ind &lt; NUM_BITS; ++ind)</text:span></text:p>
        <text:p text:style-name="Preformatted_20_Text"><text:span text:style-name="Source_20_Text"><text:s text:c="4"/>{</text:span></text:p>
        <text:p text:style-name="Preformatted_20_Text"><text:span text:style-name="Source_20_Text"><text:s text:c="8"/></text:span><text:span text:style-name="Source_20_Text"><text:span text:style-name="T22">if</text:span></text:span><text:span text:style-name="Source_20_Text">(!(mData &amp; (</text:span><text:span text:style-name="Source_20_Text"><text:span text:style-name="T26">1</text:span></text:span><text:span text:style-name="Source_20_Text"> &lt;&lt; ind)))</text:span></text:p>
        <text:p text:style-name="Preformatted_20_Text"><text:span text:style-name="Source_20_Text"><text:s text:c="12"/>++numOn;</text:span></text:p>
        <text:p text:style-name="Preformatted_20_Text"><text:span text:style-name="Source_20_Text"><text:s text:c="4"/>}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2">return</text:span></text:span><text:span text:style-name="Source_20_Text"> numOn;</text:span></text:p>
        <text:p text:style-name="P1"><text:span text:style-name="Source_20_Text">}</text:span></text:p>
      </text:section>
      <text:p text:style-name="P15"><text:span text:style-name="Source_20_Text"><text:span text:style-name="T13">Test</text:span></text:span><text:span text:style-name="Source_20_Text"><text:span text:style-name="T12">IntBitSet.cpp</text:span></text:span></text:p>
      <text:p text:style-name="P15"><text:span text:style-name="Source_20_Text"><text:span text:style-name="T26"/></text:span></text:p>
      <text:section text:style-name="Sect1" text:name="Раздел9">
        <text:p text:style-name="P15"><text:bookmark text:name="preview8"/><text:bookmark text:name="codeOutput10"/><text:span text:style-name="Source_20_Text"><text:span text:style-name="T29">#</text:span></text:span><text:span text:style-name="Source_20_Text"><text:span text:style-name="T30">include</text:span></text:span><text:span text:style-name="Source_20_Text"><text:span text:style-name="T29"> </text:span></text:span><text:span text:style-name="Source_20_Text"><text:span text:style-name="T26">"TestIntBitset.h"</text:span></text:span></text:p>
        <text:p text:style-name="Preformatted_20_Text"><text:span text:style-name="Source_20_Text"><text:span text:style-name="T26">const</text:span></text:span><text:span text:style-name="Source_20_Text"> 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BITS_IN_BYTE = </text:span><text:span text:style-name="Source_20_Text"><text:span text:style-name="T26">8</text:span></text:span><text:span text:style-name="Source_20_Text">;</text:span></text:p>
        <text:p text:style-name="Preformatted_20_Text"><text:span text:style-name="Source_20_Text"><text:span text:style-name="T26">const</text:span></text:span><text:span text:style-name="Source_20_Text"> 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BITS_IN_INT <text:s/>= BITS_IN_BYTE * </text:span><text:span text:style-name="Source_20_Text"><text:span text:style-name="T27">sizeof</text:span></text:span><text:span text:style-name="Source_20_Text">(</text:span><text:span text:style-name="Source_20_Text"><text:span text:style-name="T26">int</text:span></text:span><text:span text:style-name="Source_20_Text">);</text:span></text:p>
        <text:p text:style-name="Preformatted_20_Text"/>
        <text:p text:style-name="P5"><text:span text:style-name="Source_20_Text">// -- setup/cleanup --</text:span></text:p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IntBitset::cleanupTestCase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22">if</text:span></text:span><text:span text:style-name="Source_20_Text">(</text:span><text:span text:style-name="Source_20_Text"><text:span text:style-name="T27">sizeof</text:span></text:span><text:span text:style-name="Source_20_Text">(</text:span><text:span text:style-name="Source_20_Text"><text:span text:style-name="T26">int</text:span></text:span><text:span text:style-name="Source_20_Text">) != </text:span><text:span text:style-name="Source_20_Text"><text:span text:style-name="T26">4</text:span></text:span><text:span text:style-name="Source_20_Text">)</text:span></text:p>
        <text:p text:style-name="Preformatted_20_Text"><text:span text:style-name="Source_20_Text"><text:s text:c="8"/></text:span><text:span text:style-name="Source_20_Text"><text:span text:style-name="T27">QFAIL</text:span></text:span><text:span text:style-name="Source_20_Text">(</text:span><text:span text:style-name="Source_20_Text"><text:span text:style-name="T26">"Int size is not 4 on this platform."</text:span></text:span><text:span text:style-name="Source_20_Text">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IntBitset::initTestCase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22">if</text:span></text:span><text:span text:style-name="Source_20_Text">(</text:span><text:span text:style-name="Source_20_Text"><text:span text:style-name="T27">sizeof</text:span></text:span><text:span text:style-name="Source_20_Text">(</text:span><text:span text:style-name="Source_20_Text"><text:span text:style-name="T26">int</text:span></text:span><text:span text:style-name="Source_20_Text">) != </text:span><text:span text:style-name="Source_20_Text"><text:span text:style-name="T26">4</text:span></text:span><text:span text:style-name="Source_20_Text">)</text:span></text:p>
        <text:p text:style-name="Preformatted_20_Text"><text:span text:style-name="Source_20_Text"><text:s text:c="8"/></text:span><text:span text:style-name="Source_20_Text"><text:span text:style-name="T27">QFAIL</text:span></text:span><text:span text:style-name="Source_20_Text">(</text:span><text:span text:style-name="Source_20_Text"><text:span text:style-name="T26">"Int size is not 4 on this platform."</text:span></text:span><text:span text:style-name="Source_20_Text">);</text:span></text:p>
        <text:p text:style-name="Preformatted_20_Text"><text:span text:style-name="Source_20_Text">}</text:span></text:p>
        <text:p text:style-name="Preformatted_20_Text"><text:soft-page-break/></text:p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IntBitset::init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28">// clear the bitset before every test</text:span></text:span></text:p>
        <text:p text:style-name="Preformatted_20_Text"><text:span text:style-name="Source_20_Text"><text:s text:c="4"/>mBS.</text:span><text:span text:style-name="Source_20_Text"><text:span text:style-name="T27">setAllOff</text:span></text:span><text:span text:style-name="Source_20_Text">();</text:span></text:p>
        <text:p text:style-name="Preformatted_20_Text"><text:span text:style-name="Source_20_Text">}</text:span></text:p>
        <text:p text:style-name="Preformatted_20_Text"/>
        <text:p text:style-name="P5"><text:span text:style-name="Source_20_Text">// -- tests --</text:span></text:p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IntBitset::testOperators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27">QSKIP</text:span></text:span><text:span text:style-name="Source_20_Text">(</text:span><text:span text:style-name="Source_20_Text"><text:span text:style-name="T26">"Operators have not been implemented yet..."</text:span></text:span><text:span text:style-name="Source_20_Text">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IntBitset::testSetAllOff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mBS.</text:span><text:span text:style-name="Source_20_Text"><text:span text:style-name="T27">setAllOff</text:span></text:span><text:span text:style-name="Source_20_Text">(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BS.</text:span><text:span text:style-name="Source_20_Text"><text:span text:style-name="T27">getNumBitsOn</text:span></text:span><text:span text:style-name="Source_20_Text">(), </text:span><text:span text:style-name="Source_20_Text"><text:span text:style-name="T26">0u</text:span></text:span><text:span text:style-name="Source_20_Text">);</text:span></text:p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BS.</text:span><text:span text:style-name="Source_20_Text"><text:span text:style-name="T27">getNumBitsOff</text:span></text:span><text:span text:style-name="Source_20_Text">(), BITS_IN_INT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VERIFY2</text:span></text:span><text:span text:style-name="Source_20_Text">(!mBS.</text:span><text:span text:style-name="Source_20_Text"><text:span text:style-name="T27">isAllOn</text:span></text:span><text:span text:style-name="Source_20_Text">(), </text:span><text:span text:style-name="Source_20_Text"><text:span text:style-name="T26">"setAllOff() failed."</text:span></text:span><text:span text:style-name="Source_20_Text">);</text:span></text:p>
        <text:p text:style-name="Preformatted_20_Text"><text:span text:style-name="Source_20_Text"><text:s text:c="4"/></text:span><text:span text:style-name="Source_20_Text"><text:span text:style-name="T27">QVERIFY2</text:span></text:span><text:span text:style-name="Source_20_Text">(mBS.</text:span><text:span text:style-name="Source_20_Text"><text:span text:style-name="T27">isAllOff</text:span></text:span><text:span text:style-name="Source_20_Text">(), </text:span><text:span text:style-name="Source_20_Text"><text:span text:style-name="T26">"setAllOff() failed."</text:span></text:span><text:span text:style-name="Source_20_Text">);</text:span></text:p>
        <text:p text:style-name="Preformatted_20_Text"/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IntBitset::testSetAllOn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mBS.</text:span><text:span text:style-name="Source_20_Text"><text:span text:style-name="T27">setAllOn</text:span></text:span><text:span text:style-name="Source_20_Text">(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BS.</text:span><text:span text:style-name="Source_20_Text"><text:span text:style-name="T27">getNumBitsOn</text:span></text:span><text:span text:style-name="Source_20_Text">(), BITS_IN_INT);</text:span></text:p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BS.</text:span><text:span text:style-name="Source_20_Text"><text:span text:style-name="T27">getNumBitsOff</text:span></text:span><text:span text:style-name="Source_20_Text">(), </text:span><text:span text:style-name="Source_20_Text"><text:span text:style-name="T26">0u</text:span></text:span><text:span text:style-name="Source_20_Text">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VERIFY2</text:span></text:span><text:span text:style-name="Source_20_Text">(mBS.</text:span><text:span text:style-name="Source_20_Text"><text:span text:style-name="T27">isAllOn</text:span></text:span><text:span text:style-name="Source_20_Text">(), </text:span><text:span text:style-name="Source_20_Text"><text:span text:style-name="T26">"setAllOn() failed."</text:span></text:span><text:span text:style-name="Source_20_Text">);</text:span></text:p>
        <text:p text:style-name="Preformatted_20_Text"><text:span text:style-name="Source_20_Text"><text:s text:c="4"/></text:span><text:span text:style-name="Source_20_Text"><text:span text:style-name="T27">QVERIFY2</text:span></text:span><text:span text:style-name="Source_20_Text">(!mBS.</text:span><text:span text:style-name="Source_20_Text"><text:span text:style-name="T27">isAllOff</text:span></text:span><text:span text:style-name="Source_20_Text">(), </text:span><text:span text:style-name="Source_20_Text"><text:span text:style-name="T26">"setAllOn() failed."</text:span></text:span><text:span text:style-name="Source_20_Text">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IntBitset::testSetOff</text:span></text:span><text:span text:style-name="Source_20_Text"><text:span text:style-name="T2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mBS.</text:span><text:span text:style-name="Source_20_Text"><text:span text:style-name="T27">setAllOn</text:span></text:span><text:span text:style-name="Source_20_Text">(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bitsOff = </text:span><text:span text:style-name="Source_20_Text"><text:span text:style-name="T26">0</text:span></text:span><text:span text:style-name="Source_20_Text">;</text:span></text:p>
        <text:p text:style-name="Preformatted_20_Text"><text:span text:style-name="Source_20_Text"><text:s text:c="4"/>mBS.</text:span><text:span text:style-name="Source_20_Text"><text:span text:style-name="T27">setBitOff</text:span></text:span><text:span text:style-name="Source_20_Text">(BITS_IN_BYTE * bitsOff++);</text:span></text:p>
        <text:p text:style-name="Preformatted_20_Text"><text:span text:style-name="Source_20_Text"><text:s text:c="4"/>mBS.</text:span><text:span text:style-name="Source_20_Text"><text:span text:style-name="T27">setBitOff</text:span></text:span><text:span text:style-name="Source_20_Text">(BITS_IN_BYTE * bitsOff++);</text:span></text:p>
        <text:p text:style-name="Preformatted_20_Text"><text:span text:style-name="Source_20_Text"><text:s text:c="4"/>mBS.</text:span><text:span text:style-name="Source_20_Text"><text:span text:style-name="T27">setBitOff</text:span></text:span><text:span text:style-name="Source_20_Text">(BITS_IN_BYTE * bitsOff++);</text:span></text:p>
        <text:p text:style-name="Preformatted_20_Text"><text:span text:style-name="Source_20_Text"><text:s text:c="4"/>mBS.</text:span><text:span text:style-name="Source_20_Text"><text:span text:style-name="T27">setBitOff</text:span></text:span><text:span text:style-name="Source_20_Text">(BITS_IN_BYTE * bitsOff++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EXPECT_FAIL</text:span></text:span><text:span text:style-name="Source_20_Text">(</text:span><text:span text:style-name="Source_20_Text"><text:span text:style-name="T26">""</text:span></text:span><text:span text:style-name="Source_20_Text">, </text:span><text:span text:style-name="Source_20_Text"><text:span text:style-name="T26">"isAnyOff not implemented yet"</text:span></text:span><text:span text:style-name="Source_20_Text">, Continue);</text:span></text:p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mBS.</text:span><text:span text:style-name="Source_20_Text"><text:span text:style-name="T27">isAnyOff</text:span></text:span><text:span text:style-name="Source_20_Text">()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BS.</text:span><text:span text:style-name="Source_20_Text"><text:span text:style-name="T27">getNumBitsOff</text:span></text:span><text:span text:style-name="Source_20_Text">(), bitsOff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8">// this test will trigger a warning</text:span></text:span></text:p>
        <text:p text:style-name="Preformatted_20_Text"><text:span text:style-name="Source_20_Text"><text:s text:c="4"/></text:span><text:span text:style-name="Source_20_Text"><text:span text:style-name="T22">if</text:span></text:span><text:span text:style-name="Source_20_Text">((BITS_IN_BYTE * bitsOff) &lt; BITS_IN_INT)</text:span></text:p>
        <text:p text:style-name="Preformatted_20_Text"><text:span text:style-name="Source_20_Text"><text:s text:c="8"/></text:span><text:span text:style-name="Source_20_Text"><text:span text:style-name="T27">QVERIFY</text:span></text:span><text:span text:style-name="Source_20_Text">(!mBS.</text:span><text:span text:style-name="Source_20_Text"><text:span text:style-name="T27">isBitOff</text:span></text:span><text:span text:style-name="Source_20_Text">(BITS_IN_BYTE * bitsOff));</text:span></text:p>
        <text:p text:style-name="Preformatted_20_Text"><text:span text:style-name="Source_20_Text"><text:s text:c="4"/></text:span><text:span text:style-name="Source_20_Text"><text:span text:style-name="T22">else</text:span></text:span></text:p>
        <text:p text:style-name="Preformatted_20_Text"><text:span text:style-name="Source_20_Text"><text:s text:c="8"/></text:span><text:span text:style-name="Source_20_Text"><text:span text:style-name="T27">QWARN</text:span></text:span><text:span text:style-name="Source_20_Text">(</text:span><text:span text:style-name="Source_20_Text"><text:span text:style-name="T26">"trying to verify bit out of set bounds"</text:span></text:span><text:span text:style-name="Source_20_Text">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mBS.</text:span><text:span text:style-name="Source_20_Text"><text:span text:style-name="T27">isBitOff</text:span></text:span><text:span text:style-name="Source_20_Text">(BITS_IN_BYTE * --bitsOff));</text:span></text:p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mBS.</text:span><text:span text:style-name="Source_20_Text"><text:span text:style-name="T27">isBitOff</text:span></text:span><text:span text:style-name="Source_20_Text">(BITS_IN_BYTE * --bitsOff));</text:span></text:p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mBS.</text:span><text:span text:style-name="Source_20_Text"><text:span text:style-name="T27">isBitOff</text:span></text:span><text:span text:style-name="Source_20_Text">(BITS_IN_BYTE * --bitsOff));</text:span></text:p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mBS.</text:span><text:span text:style-name="Source_20_Text"><text:span text:style-name="T27">isBitOff</text:span></text:span><text:span text:style-name="Source_20_Text">(BITS_IN_BYTE * --bitsOff)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26">void</text:span></text:span><text:span text:style-name="Source_20_Text"><text:span text:style-name="T23"> </text:span></text:span><text:span text:style-name="Source_20_Text"><text:span text:style-name="T25">TestIntBitset::testSetOn</text:span></text:span><text:span text:style-name="Source_20_Text"><text:span text:style-name="T23">()</text:span></text:span></text:p>
        <text:p text:style-name="Preformatted_20_Text"><text:soft-page-break/><text:span text:style-name="Source_20_Text">{</text:span></text:p>
        <text:p text:style-name="Preformatted_20_Text"><text:span text:style-name="Source_20_Text"><text:s text:c="4"/></text:span><text:span text:style-name="Source_20_Text"><text:span text:style-name="T26">unsigned</text:span></text:span><text:span text:style-name="Source_20_Text"> </text:span><text:span text:style-name="Source_20_Text"><text:span text:style-name="T26">int</text:span></text:span><text:span text:style-name="Source_20_Text"> bitsOn = </text:span><text:span text:style-name="Source_20_Text"><text:span text:style-name="T26">0</text:span></text:span><text:span text:style-name="Source_20_Text">;</text:span></text:p>
        <text:p text:style-name="Preformatted_20_Text"><text:span text:style-name="Source_20_Text"><text:s text:c="4"/>mBS.</text:span><text:span text:style-name="Source_20_Text"><text:span text:style-name="T27">setBitOn</text:span></text:span><text:span text:style-name="Source_20_Text">(BITS_IN_BYTE * bitsOn++);</text:span></text:p>
        <text:p text:style-name="Preformatted_20_Text"><text:span text:style-name="Source_20_Text"><text:s text:c="4"/>mBS.</text:span><text:span text:style-name="Source_20_Text"><text:span text:style-name="T27">setBitOn</text:span></text:span><text:span text:style-name="Source_20_Text">(BITS_IN_BYTE * bitsOn++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2">if</text:span></text:span><text:span text:style-name="Source_20_Text">(BITS_IN_BYTE * bitsOn)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27">QVERIFY</text:span></text:span><text:span text:style-name="Source_20_Text">(mBS.</text:span><text:span text:style-name="Source_20_Text"><text:span text:style-name="T27">isAnyOn</text:span></text:span><text:span text:style-name="Source_20_Text">()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COMPARE</text:span></text:span><text:span text:style-name="Source_20_Text">(mBS.</text:span><text:span text:style-name="Source_20_Text"><text:span text:style-name="T27">getNumBitsOn</text:span></text:span><text:span text:style-name="Source_20_Text">(), bitsOn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2">if</text:span></text:span><text:span text:style-name="Source_20_Text">((BITS_IN_BYTE * bitsOn) &lt; BITS_IN_INT)</text:span></text:p>
        <text:p text:style-name="Preformatted_20_Text"><text:span text:style-name="Source_20_Text"><text:s text:c="8"/></text:span><text:span text:style-name="Source_20_Text"><text:span text:style-name="T27">QVERIFY</text:span></text:span><text:span text:style-name="Source_20_Text">(!mBS.</text:span><text:span text:style-name="Source_20_Text"><text:span text:style-name="T27">isBitOn</text:span></text:span><text:span text:style-name="Source_20_Text">(BITS_IN_BYTE * bitsOn));</text:span></text:p>
        <text:p text:style-name="Preformatted_20_Text"><text:span text:style-name="Source_20_Text"><text:s text:c="4"/></text:span><text:span text:style-name="Source_20_Text"><text:span text:style-name="T22">else</text:span></text:span></text:p>
        <text:p text:style-name="Preformatted_20_Text"><text:span text:style-name="Source_20_Text"><text:s text:c="8"/></text:span><text:span text:style-name="Source_20_Text"><text:span text:style-name="T27">QWARN</text:span></text:span><text:span text:style-name="Source_20_Text">(</text:span><text:span text:style-name="Source_20_Text"><text:span text:style-name="T26">"trying to verify value out of set bounds"</text:span></text:span><text:span text:style-name="Source_20_Text">)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mBS.</text:span><text:span text:style-name="Source_20_Text"><text:span text:style-name="T27">isBitOn</text:span></text:span><text:span text:style-name="Source_20_Text">(BITS_IN_BYTE * --bitsOn));</text:span></text:p>
        <text:p text:style-name="Preformatted_20_Text"><text:span text:style-name="Source_20_Text"><text:s text:c="4"/></text:span><text:span text:style-name="Source_20_Text"><text:span text:style-name="T27">QVERIFY</text:span></text:span><text:span text:style-name="Source_20_Text">(mBS.</text:span><text:span text:style-name="Source_20_Text"><text:span text:style-name="T27">isBitOn</text:span></text:span><text:span text:style-name="Source_20_Text">(BITS_IN_BYTE * --bitsOn));</text:span></text:p>
        <text:p text:style-name="Preformatted_20_Text"><text:span text:style-name="Source_20_Text">}</text:span></text:p>
        <text:p text:style-name="Preformatted_20_Text"/>
        <text:p text:style-name="P5"><text:span text:style-name="Source_20_Text">// generate basic main: no GUI, no events</text:span></text:p>
        <text:p text:style-name="P1"><text:span text:style-name="Source_20_Text"><text:span text:style-name="T27">QTEST_APPLESS_MAIN</text:span></text:span><text:span text:style-name="Source_20_Text">(TestIntBitset)</text:span></text:p>
      </text:section>
      <text:p text:style-name="P15"><text:span text:style-name="Source_20_Text"><text:span text:style-name="T20">Пояснение</text:span></text:span><text:span text:style-name="Source_20_Text"><text:span text:style-name="T19">:</text:span></text:span></text:p>
      <text:p text:style-name="P15"><text:span text:style-name="Source_20_Text"><text:span text:style-name="T19">В приведенном коде создан класс TestIntBitset, в котором определены два метода для тестирования функционала класса IntBitset. Методы testGetNumBitsOn() и testGetNumBitsOff() проверяют корректность работы методов getNumBitsOn() и getNumBitsOff() соответственно. Для сравнения ожидаемого и фактического результата используется макрос QCOMPARE.</text:span></text:span></text:p>
      <text:p text:style-name="P15"><text:span text:style-name="Source_20_Text"><text:span text:style-name="T20">Заключение</text:span></text:span><text:span text:style-name="Source_20_Text"><text:span text:style-name="T19">:</text:span></text:span></text:p>
      <text:p text:style-name="P15"><text:span text:style-name="Source_20_Text"><text:span text:style-name="T19">Использование фреймворка Qt Test позволило эффективно провести unit-тестирование проекта "Calculator". Наличие инструментов для написания и запуска тестов в Qt облегчило процесс проверки функциональности проекта и повысило уверенность в его корректной работе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6-27T14:52:18.242855209</dc:date>
    <meta:editing-duration>PT22M17S</meta:editing-duration>
    <meta:editing-cycles>12</meta:editing-cycles>
    <meta:document-statistic meta:table-count="0" meta:image-count="0" meta:object-count="0" meta:page-count="7" meta:paragraph-count="276" meta:word-count="963" meta:character-count="7697" meta:non-whitespace-character-count="6336"/>
  </office:meta>
</office:document-meta>
</file>